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font-weight="bold" officeooo:rsid="000ca2eb" officeooo:paragraph-rsid="000ca2eb" style:font-size-asian="9.60000038146973pt" style:font-weight-asian="bold" style:font-size-complex="11pt" style:font-weight-complex="bold"/>
    </style:style>
    <style:style style:name="P2" style:family="paragraph" style:parent-style-name="Standard">
      <style:text-properties style:font-name="Arial" fo:font-size="11pt" fo:font-weight="normal" officeooo:rsid="000ca2eb" officeooo:paragraph-rsid="000ca2eb" style:font-size-asian="9.60000038146973pt" style:font-weight-asian="normal" style:font-size-complex="11pt" style:font-weight-complex="normal"/>
    </style:style>
    <style:style style:name="P3" style:family="paragraph" style:parent-style-name="Standard">
      <style:text-properties style:font-name="Arial" fo:font-size="11pt" fo:font-weight="normal" officeooo:rsid="000df299" officeooo:paragraph-rsid="000df299" style:font-size-asian="9.60000038146973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typing and Development</text:p>
      <text:p text:style-name="P2"/>
      <text:p text:style-name="P3">This section will describe the prototyping and development work completed to date.</text:p>
      <text:p text:style-name="P3"/>
      <text:p text:style-name="P3">While no concrete development has begun to date, some work has been completed in terms of prototyping. It was necessary to do some minor coding while learning to use the NLTK. As such, some basic functionality has been prototyped.</text:p>
      <text:p text:style-name="P3"/>
      <text:p text:style-name="P3">The elements prototyped to date included sentence segmentation and part-of-speech tagging. Also prototyped is some basic named entity recognition. The named entity recognition prototyping is quite basic and has not yet be trained on basic sentence structures, but is still able to recognise entities to a deg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8:04:31.112000000</meta:creation-date>
    <dc:date>2014-12-10T02:22:21.141000000</dc:date>
    <meta:editing-duration>PT8M45S</meta:editing-duration>
    <meta:editing-cycles>2</meta:editing-cycles>
    <meta:generator>LibreOffice/4.3.0.4$Windows_x86 LibreOffice_project/62ad5818884a2fc2e5780dd45466868d41009ec0</meta:generator>
    <meta:document-statistic meta:table-count="0" meta:image-count="0" meta:object-count="0" meta:page-count="1" meta:paragraph-count="4" meta:word-count="101" meta:character-count="651" meta:non-whitespace-character-count="554"/>
  </office:meta>
</office:document-meta>
</file>